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Listener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WDI Project 2</text:p>
            <text:p>Seán Nea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3:06:02.589613429</meta:creation-date>
    <dc:date>2016-10-07T13:25:42.911508905</dc:date>
    <meta:editing-duration>PT9M29S</meta:editing-duration>
    <meta:editing-cycles>1</meta:editing-cycles>
    <meta:document-statistic meta:object-count="25"/>
    <meta:generator>LibreOffice/5.1.4.2$Linux_X86_64 LibreOffice_project/10m0$Build-2</meta:generator>
  </office:meta>
</office:document-meta>
</file>